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1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57cm" table:align="left"/>
    </style:style>
    <style:style style:name="Table1.A" style:family="table-column">
      <style:table-column-properties style:column-width="9.102cm"/>
    </style:style>
    <style:style style:name="Table1.B" style:family="table-column">
      <style:table-column-properties style:column-width="7.355cm"/>
    </style:style>
    <style:style style:name="Table1.A1" style:family="table-cell">
      <style:table-cell-properties fo:padding="0.097cm" fo:border="none"/>
    </style:style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fo:language="fr" fo:country="FR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5" style:family="paragraph" style:parent-style-name="Standard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text-align="start" style:justify-single-word="false" fo:keep-with-next="always"/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line-height="100%" fo:text-align="justify" style:justify-single-word="false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text-align="justify" style:justify-single-word="false" fo:keep-together="always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keep-with-next="always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1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3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4" style:family="paragraph" style:parent-style-name="Standard" style:master-page-name="">
      <style:paragraph-properties style:page-number="auto" fo:keep-with-next="auto"/>
      <style:text-properties style:font-name="Arial" fo:font-size="11pt" style:font-size-asian="11pt" style:font-size-complex="11pt"/>
    </style:style>
    <style:style style:name="P25" style:family="paragraph" style:parent-style-name="Standard" style:master-page-name="">
      <style:paragraph-properties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6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7" style:family="paragraph" style:parent-style-name="Standard" style:master-page-name="">
      <style:paragraph-properties fo:text-align="start" style:justify-single-word="false" style:page-number="auto" fo:keep-with-next="auto"/>
      <style:text-properties style:font-name="Arial" fo:font-size="11pt" style:font-size-asian="11pt" style:font-size-complex="11pt"/>
    </style:style>
    <style:style style:name="P28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9" style:family="paragraph" style:parent-style-name="Text_20_body" style:master-page-name="">
      <style:paragraph-properties style:page-number="auto" fo:keep-with-next="always"/>
      <style:text-properties style:font-name="Arial" fo:font-size="11pt" style:font-size-asian="11pt" style:font-size-complex="11pt"/>
    </style:style>
    <style:style style:name="P30" style:family="paragraph" style:parent-style-name="Standard">
      <style:paragraph-properties fo:text-align="justify" style:justify-single-word="false" fo:keep-with-next="auto"/>
      <style:text-properties style:font-name="Arial" fo:font-size="11pt" style:font-size-asian="11pt" style:font-size-complex="11pt"/>
    </style:style>
    <style:style style:name="P31" style:family="paragraph" style:parent-style-name="Standard">
      <style:paragraph-properties fo:line-height="100%" fo:keep-together="auto" fo:keep-with-next="auto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2" style:family="paragraph" style:parent-style-name="DefaultGrasSol">
      <style:text-properties style:font-name="Arial" fo:font-size="11pt" style:font-size-asian="11pt" style:font-size-complex="11pt"/>
    </style:style>
    <style:style style:name="P33" style:family="paragraph" style:parent-style-name="Table_20_Contents">
      <style:paragraph-properties fo:line-height="100%" style:shadow="none" fo:keep-with-next="always" style:vertical-align="top"/>
      <style:text-properties fo:color="#000000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Arial" fo:font-size="11pt" style:font-size-asian="11pt" style:font-size-complex="11pt"/>
    </style:style>
    <style:style style:name="P35" style:family="paragraph" style:parent-style-name="DefaultPushToEnd">
      <style:text-properties style:font-name="Arial" fo:font-size="11pt" style:font-size-asian="11pt" style:font-size-complex="11pt"/>
    </style:style>
    <style:style style:name="P36" style:family="paragraph" style:parent-style-name="Standard">
      <style:paragraph-properties fo:margin-left="0cm" fo:margin-right="0cm" fo:text-indent="0cm" style:auto-text-indent="false"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37" style:family="paragraph" style:parent-style-name="Standard">
      <style:paragraph-properties fo:margin-left="-0.071cm" fo:margin-right="0.009cm" fo:text-indent="0cm" style:auto-text-indent="false"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38" style:family="paragraph" style:parent-style-name="Standard" style:master-page-name="First_20_Page">
      <style:paragraph-properties style:page-number="auto" fo:break-before="auto" fo:break-after="auto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9" style:family="paragraph" style:parent-style-name="Standard" style:list-style-name="L1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40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="Gill Sans MT_CCJU2" fo:language="fr" fo:country="FR"/>
    </style:style>
    <style:style style:name="T5" style:family="text">
      <style:text-properties style:font-name-asian="Courier New1" style:font-name-complex="Courier New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9" style:family="text">
      <style:text-properties fo:language="fr" fo:country="FR"/>
    </style:style>
    <style:style style:name="T10" style:family="text">
      <style:text-properties style:font-name="Gill Sans MT_CCJU1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%#include PCdacHeader#%</text:p>
      <text:p text:style-name="P3"/>
      <text:p text:style-name="P4"><text:span text:style-name="T2">%=COPIE_A=%</text:span> <text:tab/><text:tab/></text:p>
      <text:p text:style-name="P6">%=NO_DECISION=%</text:p>
      <text:p text:style-name="P4">%=AYANT_DROIT=%<text:tab/></text:p>
      <text:p text:style-name="P4"/>
      <text:p text:style-name="P6">%=DECISION_DU=%</text:p>
      <text:p text:style-name="P4">%=remLineWhenBlank(ANNULE_REMPLACE)=%</text:p>
      <text:p text:style-name="P4"/>
      <text:p text:style-name="P4"/>
      <text:p text:style-name="P27">%=POLITESSE=%<text:line-break/></text:p>
      <text:p text:style-name="P30">%=INTRO=%</text:p>
      <text:p text:style-name="P30"/>
      <text:p text:style-name="P25">%=CONFORM_LEGISLATION=%</text:p>
      <text:p text:style-name="P30"/>
      <text:p text:style-name="P25">%=VALABLE_DECISION =%</text:p>
      <text:p text:style-name="P32"><draw:frame draw:style-name="fr1" draw:name="Cadre1" text:anchor-type="paragraph" svg:y="0.201cm" svg:width="16.773cm" draw:z-index="0"><draw:text-box fo:min-height="1.746cm"><text:p text:style-name="P11">%=B_PERIODE_CALCUL=%<text:tab/>%=PERIODE_CALCUL=%</text:p><text:p text:style-name="P10"/><text:p text:style-name="P9"><text:span text:style-name="T3">%=B_MONTANT_VERS_ASSURE</text:span><text:span text:style-name="T4">=%</text:span><text:span text:style-name="T3"><text:tab/>%=MONTANT_VERS_ASSURE=%</text:span></text:p><text:p text:style-name="P11">%=B_MONTANT_HOME=%<text:tab/>%=MONTANT_HOME=%</text:p><text:p text:style-name="P11"/><table:table table:name="Table1" table:style-name="Table1"><table:table-column table:style-name="Table1.A"/><table:table-column table:style-name="Table1.B"/><table:table-row><table:table-cell table:style-name="Table1.A1" office:value-type="string"><text:p text:style-name="P37">%=<text:span text:style-name="T9">B_MONTANT_VERSEE_ASS</text:span>=%</text:p></table:table-cell><table:table-cell table:style-name="Table1.A1" office:value-type="string"><text:p text:style-name="P36">%=<text:span text:style-name="T9">B_MONTANT_VERSEE_ASS2=%</text:span></text:p></table:table-cell></table:table-row></table:table><text:p text:style-name="P11"/></draw:text-box></draw:frame><text:line-break/>%=remLineWhenBlank(PERSONNES_COMPRISE,1)=%</text:p>
      <text:p text:style-name="P15">%=remLineWhenBlank(MEMBRES_FAMILLES,1)=%</text:p>
      <text:p text:style-name="P4"/>
      <text:p text:style-name="P32">%=remLineWhenBlank(REDUCTION_PRIMES,1)=%</text:p>
      <text:p text:style-name="P26">%=remLineWhenBlank(B_REDUCTION_PRIMES,1)=%</text:p>
      <text:p text:style-name="P26"/>
      <text:p text:style-name="P32">%=remLineWhenBlank(VERSEMENT_PC,1)=%</text:p>
      <text:p text:style-name="P17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3">%{RM_IF_NO_DATA:true}%</text:p>
          </table:table-cell>
          <table:table-cell table:style-name="tabVersement.A1" office:value-type="string">
            <text:p text:style-name="P19"/>
          </table:table-cell>
          <table:table-cell table:style-name="tabVersement.A1" office:value-type="string">
            <text:p text:style-name="P19"/>
          </table:table-cell>
        </table:table-row>
        <table:table-row>
          <table:table-cell table:style-name="tabVersement.A1" office:value-type="string">
            <text:p text:style-name="P34"><text:span text:style-name="T7">%{ligne}</text:span><text:span text:style-name="T6">%%=</text:span><text:span text:style-name="T5">B_VERSEMENT_PC_A</text:span><text:span text:style-name="T6">=%<text:line-break/></text:span></text:p>
          </table:table-cell>
          <table:table-cell table:style-name="tabVersement.A1" office:value-type="string">
            <text:p text:style-name="P31">%=B_VERSEMENT_PC_ADRESSE=%</text:p>
          </table:table-cell>
          <table:table-cell table:style-name="tabVersement.A1" office:value-type="string">
            <text:p text:style-name="P31">%=B_VERSEMENT_PC_IBAN=%</text:p>
          </table:table-cell>
        </table:table-row>
      </table:table>
      <text:p text:style-name="P28">%=remLineWhenBlank(B_VERSEMENT_PC_REMARQUES,1)=%</text:p>
      <text:p text:style-name="P8"/>
      <text:p text:style-name="P32">%=remLineWhenBlank(REMARQUES,1)=%</text:p>
      <text:p text:style-name="P4">%=remLineWhenBlank(TXT_REMARQUES,1)=%</text:p>
      <text:p text:style-name="P7"/>
      <text:p text:style-name="P18"/>
      <text:p text:style-name="P32">%=remLineWhenBlank(OBLIGATION_RENSEIGNER,1)=%</text:p>
      <text:p text:style-name="P18">%=remLineWhenBlank(B_OBLIGATION_RENSEIGNER,1)=%</text:p>
      <text:p text:style-name="P15"/>
      <text:p text:style-name="P32">%=remLineWhenBlank(INFORMATIONS,1)=%</text:p>
      <text:p text:style-name="P15">%=remLineWhenBlank(B_INFORMATIONS_1,1)=%</text:p>
      <text:list xml:id="list35309206" text:style-name="L1">
        <text:list-item>
          <text:p text:style-name="P39">%=remLineWhenBlank(B_INFORMATIONS_2,1)=%</text:p>
        </text:list-item>
      </text:list>
      <text:p text:style-name="P15"/>
      <text:p text:style-name="P5">%=remLineWhenBlank(B_INFORMATIONS_3,1)=%</text:p>
      <text:p text:style-name="P5"/>
      <text:p text:style-name="P32">%=remLineWhenBlank(MOYENS_DROITS,1)=%</text:p>
      <text:p text:style-name="P15">%=remLineWhenBlank(B_MOYENS_DROITS,1)=%</text:p>
      <text:p text:style-name="P24"/>
      <text:p text:style-name="P29"><text:soft-page-break/>%=SALUTATIONS=%</text:p>
      <text:p text:style-name="P16"/>
      <text:p text:style-name="P13"><text:tab/><text:span text:style-name="T8">%#include PCsignatureDAC#%</text:span></text:p>
      <text:p text:style-name="P13"/>
      <text:p text:style-name="P13"/>
      <text:p text:style-name="P35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0">%=ANNEXE=%</text:p>
          </table:table-cell>
          <table:table-cell table:style-name="TableauAnnexeCopie.A1" office:value-type="string">
            <text:p text:style-name="P21">%=ANNEXES=%</text:p>
          </table:table-cell>
        </table:table-row>
        <table:table-row>
          <table:table-cell table:style-name="TableauAnnexeCopie.A1" office:value-type="string">
            <text:p text:style-name="P22">%=COPIE=%</text:p>
          </table:table-cell>
          <table:table-cell table:style-name="TableauAnnexeCopie.A1" office:value-type="string">
            <text:p text:style-name="P23">%=COPIES=%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1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StandardJustifie" style:family="paragraph" style:parent-style-name="Standard" style:class="text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%=PAGE_NUMERO=%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%=DECISION_COMPORTE=%%=docPageCount()=%%=DECISION_PAGES=%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20-11-19T15:08:20.74</dc:date>
    <meta:print-date>2011-02-22T10:58:36</meta:print-date>
    <meta:editing-cycles>206</meta:editing-cycles>
    <meta:editing-duration>P3DT18H8M30S</meta:editing-duration>
    <meta:document-statistic meta:table-count="3" meta:image-count="0" meta:object-count="0" meta:page-count="2" meta:paragraph-count="45" meta:word-count="56" meta:character-count="1359"/>
    <meta:user-defined meta:name="Info 1"/>
    <meta:user-defined meta:name="Info 2"/>
    <meta:user-defined meta:name="Info 3"/>
    <meta:user-defined meta:name="Info 4"/>
  </office:meta>
</office:document-meta>
</file>